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, sans-serif"/>
    <style:font-face style:name="Consolas" svg:font-family="Consolas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3.306cm" style:rel-column-width="1874*"/>
    </style:style>
    <style:style style:name="Таблица1.B" style:family="table-column">
      <style:table-column-properties style:column-width="5.69cm" style:rel-column-width="3226*"/>
    </style:style>
    <style:style style:name="Таблица1.C" style:family="table-column">
      <style:table-column-properties style:column-width="8.005cm" style:rel-column-width="453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_20__28_WW_29_">
      <style:paragraph-properties fo:text-align="center" style:justify-single-word="false"/>
      <style:text-properties officeooo:paragraph-rsid="00056853"/>
    </style:style>
    <style:style style:name="P2" style:family="paragraph" style:parent-style-name="Standard_20__28_WW_29_">
      <style:paragraph-properties fo:text-align="center" style:justify-single-word="false"/>
      <style:text-properties style:font-name="Times New Roman1" fo:font-size="14pt" fo:font-weight="bold" officeooo:paragraph-rsid="00056853" style:font-size-asian="14pt" style:font-weight-asian="bold" style:font-name-complex="Times New Roman2" style:font-size-complex="14pt" style:font-weight-complex="bold"/>
    </style:style>
    <style:style style:name="P3" style:family="paragraph" style:parent-style-name="Standard_20__28_WW_29_">
      <style:paragraph-properties fo:text-align="center" style:justify-single-word="false"/>
      <style:text-properties style:font-name="Times New Roman1" fo:font-size="14pt" fo:font-weight="bold" officeooo:paragraph-rsid="00056853" style:font-size-asian="14pt" style:font-weight-asian="bold" style:font-name-complex="Times New Roman2" style:font-size-complex="14pt"/>
    </style:style>
    <style:style style:name="P4" style:family="paragraph" style:parent-style-name="Standard_20__28_WW_29_">
      <style:paragraph-properties fo:text-align="center" style:justify-single-word="false"/>
      <style:text-properties style:font-name="Times New Roman1" fo:font-size="18pt" fo:font-weight="bold" officeooo:paragraph-rsid="00056853" style:font-size-asian="18pt" style:font-weight-asian="bold" style:font-name-complex="Times New Roman2" style:font-size-complex="18pt"/>
    </style:style>
    <style:style style:name="P5" style:family="paragraph" style:parent-style-name="Standard_20__28_WW_29_">
      <style:text-properties style:font-name="Times New Roman1" fo:font-size="18pt" fo:font-weight="bold" officeooo:paragraph-rsid="00056853" style:font-size-asian="18pt" style:font-weight-asian="bold" style:font-name-complex="Times New Roman2" style:font-size-complex="18pt"/>
    </style:style>
    <style:style style:name="P6" style:family="paragraph" style:parent-style-name="Standard_20__28_WW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1" fo:font-size="14pt" officeooo:paragraph-rsid="00056853" style:font-name-asian="Times New Roman2" style:font-size-asian="14pt" style:font-name-complex="Times New Roman2" style:font-size-complex="14pt"/>
    </style:style>
    <style:style style:name="P7" style:family="paragraph" style:parent-style-name="Standard_20__28_WW_29_">
      <style:paragraph-properties fo:margin-left="9.991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1" fo:font-size="14pt" officeooo:paragraph-rsid="00056853" style:font-name-asian="Times New Roman2" style:font-size-asian="14pt" style:font-name-complex="Times New Roman2" style:font-size-complex="14pt"/>
    </style:style>
    <style:style style:name="P8" style:family="paragraph" style:parent-style-name="Standard_20__28_WW_29_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1" fo:font-size="14pt" officeooo:paragraph-rsid="00056853" style:font-name-asian="Times New Roman2" style:font-size-asian="14pt" style:font-name-complex="Times New Roman2" style:font-size-complex="14pt"/>
    </style:style>
    <style:style style:name="P9" style:family="paragraph" style:parent-style-name="Standard_20__28_WW_29_">
      <style:paragraph-properties fo:margin-top="0cm" fo:margin-bottom="0cm" style:contextual-spacing="false" fo:line-height="100%" fo:text-align="end" style:justify-single-word="false"/>
      <style:text-properties officeooo:paragraph-rsid="00056853"/>
    </style:style>
    <style:style style:name="P10" style:family="paragraph" style:parent-style-name="Standard_20__28_WW_29_">
      <style:paragraph-properties fo:margin-left="9.991cm" fo:margin-top="0cm" fo:margin-bottom="0cm" style:contextual-spacing="false" fo:line-height="100%" fo:text-align="end" style:justify-single-word="false" fo:text-indent="1.249cm" style:auto-text-indent="false"/>
      <style:text-properties officeooo:paragraph-rsid="00056853"/>
    </style:style>
    <style:style style:name="P11" style:family="paragraph" style:parent-style-name="Standard_20__28_WW_29_">
      <style:paragraph-properties fo:margin-top="0cm" fo:margin-bottom="0cm" style:contextual-spacing="false" fo:line-height="100%" fo:text-align="center" style:justify-single-word="false"/>
      <style:text-properties officeooo:paragraph-rsid="00056853"/>
    </style:style>
    <style:style style:name="P12" style:family="paragraph" style:parent-style-name="Standard_20__28_WW_29_">
      <style:paragraph-properties fo:margin-top="0cm" fo:margin-bottom="0cm" style:contextual-spacing="false" fo:line-height="100%" fo:text-align="start" style:justify-single-word="false"/>
      <style:text-properties fo:font-weight="bold" officeooo:rsid="00056853" officeooo:paragraph-rsid="00056853" style:font-weight-asian="bold" style:font-weight-complex="bold"/>
    </style:style>
    <style:style style:name="P13" style:family="paragraph" style:parent-style-name="Standard_20__28_WW_29_">
      <style:paragraph-properties fo:margin-top="0cm" fo:margin-bottom="0cm" style:contextual-spacing="false" fo:line-height="100%" fo:text-align="start" style:justify-single-word="false"/>
      <style:text-properties fo:font-variant="normal" fo:text-transform="none" fo:color="#000000" loext:opacity="100%" style:font-name="Arial" fo:font-size="10.5pt" fo:letter-spacing="normal" fo:font-style="normal" fo:font-weight="normal" officeooo:rsid="00056853" officeooo:paragraph-rsid="00056853"/>
    </style:style>
    <style:style style:name="P14" style:family="paragraph" style:parent-style-name="Standard_20__28_WW_29_" style:list-style-name="L4">
      <style:paragraph-properties fo:margin-top="0cm" fo:margin-bottom="0cm" style:contextual-spacing="false" fo:line-height="100%" fo:text-align="start" style:justify-single-word="false"/>
      <style:text-properties fo:font-variant="normal" fo:text-transform="none" fo:color="#000000" loext:opacity="100%" style:font-name="Arial" fo:font-size="10.5pt" fo:letter-spacing="normal" fo:font-style="normal" fo:font-weight="normal" officeooo:rsid="00056853" officeooo:paragraph-rsid="00056853"/>
    </style:style>
    <style:style style:name="P15" style:family="paragraph" style:parent-style-name="Standard_20__28_WW_29_">
      <style:paragraph-properties fo:margin-top="0cm" fo:margin-bottom="0cm" style:contextual-spacing="false" fo:line-height="100%" fo:text-align="start" style:justify-single-word="false"/>
      <style:text-properties officeooo:rsid="00056853" officeooo:paragraph-rsid="00056853"/>
    </style:style>
    <style:style style:name="P16" style:family="paragraph" style:parent-style-name="Standard_20__28_WW_29_">
      <style:paragraph-properties fo:margin-top="0cm" fo:margin-bottom="0cm" style:contextual-spacing="false" fo:line-height="100%" fo:text-align="start" style:justify-single-word="false"/>
      <style:text-properties officeooo:rsid="0007faf7" officeooo:paragraph-rsid="002304ff"/>
    </style:style>
    <style:style style:name="P17" style:family="paragraph" style:parent-style-name="Standard_20__28_WW_29_">
      <style:paragraph-properties fo:margin-top="0cm" fo:margin-bottom="0cm" style:contextual-spacing="false" fo:line-height="100%" fo:text-align="start" style:justify-single-word="false"/>
      <style:text-properties style:font-name="Consolas" officeooo:rsid="00056853" officeooo:paragraph-rsid="00056853"/>
    </style:style>
    <style:style style:name="P18" style:family="paragraph" style:parent-style-name="Standard_20__28_WW_29_">
      <style:paragraph-properties fo:margin-top="0cm" fo:margin-bottom="0cm" style:contextual-spacing="false" fo:line-height="100%" fo:text-align="start" style:justify-single-word="false"/>
      <style:text-properties officeooo:rsid="001beb95" officeooo:paragraph-rsid="001beb95"/>
    </style:style>
    <style:style style:name="P19" style:family="paragraph" style:parent-style-name="Standard_20__28_WW_29_">
      <style:paragraph-properties fo:margin-top="0cm" fo:margin-bottom="0cm" style:contextual-spacing="false" fo:line-height="100%" fo:text-align="start" style:justify-single-word="false"/>
      <style:text-properties officeooo:rsid="001beb95" officeooo:paragraph-rsid="001dccba"/>
    </style:style>
    <style:style style:name="P20" style:family="paragraph" style:parent-style-name="Standard_20__28_WW_29_">
      <style:paragraph-properties fo:margin-top="0cm" fo:margin-bottom="0cm" style:contextual-spacing="false" fo:line-height="100%" fo:text-align="start" style:justify-single-word="false"/>
      <style:text-properties officeooo:rsid="001dccba" officeooo:paragraph-rsid="001dccba"/>
    </style:style>
    <style:style style:name="P21" style:family="paragraph" style:parent-style-name="Standard_20__28_WW_29_">
      <style:paragraph-properties fo:margin-top="0cm" fo:margin-bottom="0cm" style:contextual-spacing="false" fo:line-height="100%" fo:text-align="start" style:justify-single-word="false"/>
      <style:text-properties officeooo:rsid="00205f46" officeooo:paragraph-rsid="00205f46"/>
    </style:style>
    <style:style style:name="P22" style:family="paragraph" style:parent-style-name="Standard_20__28_WW_29_">
      <style:paragraph-properties fo:margin-top="0cm" fo:margin-bottom="0cm" style:contextual-spacing="false" fo:line-height="100%" fo:text-align="start" style:justify-single-word="false"/>
      <style:text-properties officeooo:rsid="00205f46" officeooo:paragraph-rsid="00229a78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4pt" officeooo:rsid="00098627" officeooo:paragraph-rsid="00098627" style:font-size-asian="14pt" style:font-size-complex="14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4pt" officeooo:rsid="00076053" officeooo:paragraph-rsid="00076053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4pt" officeooo:rsid="00056853" officeooo:paragraph-rsid="00056853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4pt" officeooo:rsid="001b105d" officeooo:paragraph-rsid="001b105d" style:font-size-asian="14pt" style:font-size-complex="14pt"/>
    </style:style>
    <style:style style:name="P28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variant="normal" fo:text-transform="none" fo:color="#000000" loext:opacity="100%" style:font-name="Arial" fo:font-size="10.5pt" fo:letter-spacing="normal" fo:font-style="normal" fo:font-weight="normal" officeooo:paragraph-rsid="00056853" loext:padding="0cm" loext:border="none"/>
    </style:style>
    <style:style style:name="P29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rsid="00172922" officeooo:paragraph-rsid="00172922"/>
    </style:style>
    <style:style style:name="P30" style:family="paragraph" style:parent-style-name="Text_20_body" style:list-style-name="L3">
      <style:paragraph-properties fo:margin-top="0cm" fo:margin-bottom="0cm" style:contextual-spacing="false" fo:line-height="100%" fo:text-align="start" style:justify-single-word="false"/>
      <style:text-properties officeooo:rsid="00172922" officeooo:paragraph-rsid="00172922"/>
    </style:style>
    <style:style style:name="P31" style:family="paragraph" style:parent-style-name="Text_20_body">
      <style:text-properties style:font-name="Times New Roman" fo:font-size="14pt" style:font-size-asian="14pt" style:font-size-complex="14pt"/>
    </style:style>
    <style:style style:name="P32" style:family="paragraph" style:parent-style-name="Text_20_body" style:list-style-name="L1">
      <style:text-properties style:font-name="Times New Roman" fo:font-size="14pt" style:font-size-asian="14pt" style:font-size-complex="14pt"/>
    </style:style>
    <style:style style:name="P33" style:family="paragraph" style:parent-style-name="Text_20_body" style:list-style-name="L2">
      <style:text-properties style:font-name="Times New Roman" fo:font-size="14pt" style:font-size-asian="14pt" style:font-size-complex="14pt"/>
    </style:style>
    <style:style style:name="T1" style:family="text"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T2" style:family="text">
      <style:text-properties fo:color="#000000" loext:opacity="100%" style:font-name="Times New Roman1" fo:font-size="14pt" officeooo:rsid="00056853" style:font-name-asian="Times New Roman2" style:font-size-asian="14pt" style:font-name-complex="Times New Roman2" style:font-size-complex="14pt"/>
    </style:style>
    <style:style style:name="T3" style:family="text">
      <style:text-properties fo:color="#000000" loext:opacity="100%" style:font-name="Times New Roman1" fo:font-size="14pt" officeooo:rsid="000b77f3" style:font-name-asian="Times New Roman2" style:font-size-asian="14pt" style:font-name-complex="Times New Roman2" style:font-size-complex="14pt"/>
    </style:style>
    <style:style style:name="T4" style:family="text">
      <style:text-properties fo:color="#000000" loext:opacity="100%" style:font-name="Times New Roman1" fo:font-size="14pt" officeooo:rsid="000f64fe" style:font-name-asian="Times New Roman2" style:font-size-asian="14pt" style:font-name-complex="Times New Roman2" style:font-size-complex="14pt"/>
    </style:style>
    <style:style style:name="T5" style:family="text">
      <style:text-properties fo:color="#000000" loext:opacity="100%" style:font-name="Times New Roman1" fo:font-size="14pt" officeooo:rsid="001dccba" style:font-name-asian="Times New Roman2" style:font-size-asian="14pt" style:font-name-complex="Times New Roman2" style:font-size-complex="14pt"/>
    </style:style>
    <style:style style:name="T6" style:family="text">
      <style:text-properties fo:color="#000000" loext:opacity="100%" style:font-name="Times New Roman1" fo:font-size="14pt" officeooo:rsid="00205f46" style:font-name-asian="Times New Roman2" style:font-size-asian="14pt" style:font-name-complex="Times New Roman2" style:font-size-complex="14pt"/>
    </style:style>
    <style:style style:name="T7" style:family="text">
      <style:text-properties fo:color="#000000" loext:opacity="100%" style:font-name="Times New Roman1" fo:font-size="14pt" officeooo:rsid="0020cc49" style:font-name-asian="Times New Roman2" style:font-size-asian="14pt" style:font-name-complex="Times New Roman2" style:font-size-complex="14pt"/>
    </style:style>
    <style:style style:name="T8" style:family="text">
      <style:text-properties fo:color="#000000" loext:opacity="100%" style:font-name="Times New Roman1" fo:font-size="14pt" officeooo:rsid="00229a78" style:font-name-asian="Times New Roman2" style:font-size-asian="14pt" style:font-name-complex="Times New Roman2" style:font-size-complex="14pt"/>
    </style:style>
    <style:style style:name="T9" style:family="text">
      <style:text-properties fo:color="#000000" loext:opacity="100%" style:font-name="Times New Roman1" fo:font-size="14pt" officeooo:rsid="001beb95" style:font-name-asian="Times New Roman2" style:font-size-asian="14pt" style:font-name-complex="Times New Roman2" style:font-size-complex="14pt"/>
    </style:style>
    <style:style style:name="T10" style:family="text">
      <style:text-properties fo:color="#000000" loext:opacity="100%" style:font-name="Times New Roman1" fo:font-size="14pt" officeooo:rsid="002304ff" style:font-name-asian="Times New Roman2" style:font-size-asian="14pt" style:font-name-complex="Times New Roman2" style:font-size-complex="14pt"/>
    </style:style>
    <style:style style:name="T11" style:family="text">
      <style:text-properties fo:color="#000000" loext:opacity="100%" style:font-name="Times New Roman1" fo:font-size="14pt" officeooo:rsid="0023da25" style:font-name-asian="Times New Roman2" style:font-size-asian="14pt" style:font-name-complex="Times New Roman2" style:font-size-complex="14pt"/>
    </style:style>
    <style:style style:name="T12" style:family="text">
      <style:text-properties style:font-name="Times New Roman1" fo:font-size="14pt" style:font-size-asian="14pt" style:font-name-complex="Times New Roman2" style:font-size-complex="14pt"/>
    </style:style>
    <style:style style:name="T13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14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15" style:family="text">
      <style:text-properties fo:font-variant="normal" fo:text-transform="none" fo:color="#000000" loext:opacity="100%" style:font-name="Times New Roman1" fo:font-size="14pt" fo:letter-spacing="normal" fo:font-style="normal" fo:font-weight="normal" officeooo:rsid="00056853" style:font-name-asian="Times New Roman2" style:font-size-asian="14pt" style:font-name-complex="Times New Roman2" style:font-size-complex="14pt" loext:padding="0cm" loext:border="none"/>
    </style:style>
    <style:style style:name="T16" style:family="text">
      <style:text-properties officeooo:rsid="0015842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2"><text:span text:style-name="T12">Московский Авиационный Институт</text:span></text:p>
      <text:p text:style-name="P1" loext:marker-style-name="T12"><text:span text:style-name="T12">(Национальный Исследовательский Университет)</text:span></text:p>
      <text:p text:style-name="P1" loext:marker-style-name="T12"><text:span text:style-name="T12">Факультет информационных технологий и прикладной математики</text:span></text:p>
      <text:p text:style-name="P1" loext:marker-style-name="T12"><text:span text:style-name="T12">Кафедра вычислительной математики и программирования</text:span></text:p>
      <text:p text:style-name="P4"/>
      <text:p text:style-name="P4"/>
      <text:p text:style-name="P3">Лабораторная работа №<text:span text:style-name="T16">6</text:span> по курсу</text:p>
      <text:p text:style-name="P1" loext:marker-style-name="T13"><text:span text:style-name="T13">«Дискретный анализ»</text:span></text:p>
      <text:p text:style-name="P2" loext:marker-style-name="T13"/>
      <text:p text:style-name="P1"/>
      <text:p text:style-name="P5"/>
      <text:p text:style-name="P4"/>
      <text:p text:style-name="P4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9"><text:span text:style-name="T1">Студент: </text:span><text:span text:style-name="T2">Ибрагимов Р. Р.</text:span></text:p>
      <text:p text:style-name="P10"><text:span text:style-name="T1">Группа: М8О-303Б-22</text:span></text:p>
      <text:p text:style-name="P9" loext:marker-style-name="T1"><text:span text:style-name="T1">Преподаватель: Макаров Н.К.</text:span></text:p>
      <text:p text:style-name="P9" loext:marker-style-name="T1"><text:span text:style-name="T1">Оценка: ___________</text:span></text:p>
      <text:p text:style-name="P9" loext:marker-style-name="T1"><text:span text:style-name="T1">Дата: ___________</text:span></text:p>
      <text:p text:style-name="P9" loext:marker-style-name="T1"><text:span text:style-name="T1">Подпись: ___________</text:span></text:p>
      <text:p text:style-name="P8" loext:marker-style-name="T1"/>
      <text:p text:style-name="P8" loext:marker-style-name="T1"/>
      <text:p text:style-name="P11" loext:marker-style-name="T1"><text:span text:style-name="T1"/></text:p>
      <text:p text:style-name="P11" loext:marker-style-name="T1"><text:span text:style-name="T1">Москва, 2024</text:span></text:p>
      <text:p text:style-name="P11" loext:marker-style-name="T1"><text:span text:style-name="T1"/></text:p>
      <text:p text:style-name="P12" loext:marker-style-name="T1"><text:soft-page-break/><text:span text:style-name="T1">Постановка задачи</text:span></text:p>
      <text:p text:style-name="P28" loext:marker-style-name="T1"/>
      <text:p text:style-name="P31">Необходимо разработать программную библиотеку на языке C или C++, реализующую простейшие арифметические действия и проверку условий над целыми неотрицательными числами. На основании этой библиотеки, нужно составить программу, выполняющую вычисления над парами десятичных чисел и выводящую результат на стандартный файл вывода.</text:p>
      <text:p text:style-name="P31">Список арифметических операций:</text:p>
      <text:list text:style-name="L2">
        <text:list-item>
          <text:p text:style-name="P33">Сложение (+).</text:p>
        </text:list-item>
        <text:list-item>
          <text:p text:style-name="P33">Вычитание (-).</text:p>
        </text:list-item>
        <text:list-item>
          <text:p text:style-name="P33">Умножение (*).</text:p>
        </text:list-item>
        <text:list-item>
          <text:p text:style-name="P33">Возведение в степень (^).</text:p>
        </text:list-item>
        <text:list-item>
          <text:p text:style-name="P33">Деление (/).</text:p>
        </text:list-item>
      </text:list>
      <text:p text:style-name="P31">Замечание: при реализации деления можно ограничить делитель цифрой внтуреннего представления «длинных» чисел, в этом случае максимальная оценка, которую можно получить за лабораторную работу, будет ограничена оценкой 3 («удовлетворительно»).</text:p>
      <text:p text:style-name="P31">В случае возникновения переполнения в результате вычислений, попытки вычесть из меньшего числа большее, деления на ноль или возведении нуля в нулевую степень, программа должна вывести на экран строку Error.</text:p>
      <text:p text:style-name="P31">Список условий:</text:p>
      <text:list text:style-name="L1">
        <text:list-item>
          <text:p text:style-name="P32">Больше (&gt;).</text:p>
        </text:list-item>
        <text:list-item>
          <text:p text:style-name="P32">Меньше (&lt;).</text:p>
        </text:list-item>
        <text:list-item>
          <text:p text:style-name="P32">Равно (=).</text:p>
        </text:list-item>
      </text:list>
      <text:p text:style-name="P31">В случае выполнения условия, программа должна вывести на экран строку true, в противном случае – false.</text:p>
      <text:p text:style-name="P12" loext:marker-style-name="T1"><text:span text:style-name="T1">Формат ввода</text:span></text:p>
      <text:p text:style-name="P29" loext:marker-style-name="T1"><text:span text:style-name="T15">Входный файл состоит из последовательностей заданий, каждое задание состоит их трех строк:</text:span></text:p>
      <text:list text:style-name="L3">
        <text:list-item>
          <text:p text:style-name="P30" loext:marker-style-name="T1"><text:span text:style-name="T15">Первый операнд операции.</text:span></text:p>
        </text:list-item>
        <text:list-item>
          <text:p text:style-name="P30" loext:marker-style-name="T1"><text:span text:style-name="T15">Второй операнд операции.</text:span></text:p>
        </text:list-item>
        <text:list-item>
          <text:p text:style-name="P30" loext:marker-style-name="T1"><text:span text:style-name="T15">Символ арифметической операции или проверки условия (+, -, *, ^, /, &gt;, &lt;, =).</text:span></text:p>
        </text:list-item>
      </text:list>
      <text:p text:style-name="P29" loext:marker-style-name="T1"><text:span text:style-name="T15">Числа, поступающие на вход программе, могут иметь «ведущие нули».</text:span></text:p>
      <text:p text:style-name="P13" loext:marker-style-name="T1"><text:span text:style-name="T1"/></text:p>
      <text:p text:style-name="P12" loext:marker-style-name="T1"><text:soft-page-break/><text:span text:style-name="T1">Формат вывода</text:span></text:p>
      <text:p text:style-name="P13" loext:marker-style-name="T1"><text:span text:style-name="T14">Для каждого задания из входного файла нужно распечатать результат на отдельной строке в выходном файле:</text:span></text:p>
      <text:list text:style-name="L4">
        <text:list-item>
          <text:p text:style-name="P14" loext:marker-style-name="T1"><text:span text:style-name="T14">Числовой результат для арифметических операций.</text:span></text:p>
        </text:list-item>
        <text:list-item>
          <text:p text:style-name="P14" loext:marker-style-name="T1"><text:span text:style-name="T14">Строку Error в случае возникновения ошибки при выполнении арифметичесокй операции.</text:span></text:p>
        </text:list-item>
        <text:list-item>
          <text:p text:style-name="P14" loext:marker-style-name="T1"><text:span text:style-name="T14">Строку true или false при выполнении проверки условия.</text:span></text:p>
        </text:list-item>
      </text:list>
      <text:p text:style-name="P13" loext:marker-style-name="T1"><text:span text:style-name="T14">В выходных данных вывод чисел должен быть нормализован, то есть не содержать в себе «ведущих» нулей.</text:span></text:p>
      <text:p text:style-name="P15" loext:marker-style-name="T1"><text:span text:style-name="T1"/></text:p>
      <text:p text:style-name="P12" loext:marker-style-name="T1"><text:span text:style-name="T1">Метод решения</text:span></text:p>
      <text:p text:style-name="P18" loext:marker-style-name="T1"><text:span text:style-name="T1">Будем представлять число в виде вектора digits, где каждый элемент</text:span><text:span text:style-name="T3"> </text:span><text:span text:style-name="T1">которого — блок из DIGIT_LENGH цифр числа в обратном порядке. Например, число 123456789 может быть представлено как [6789, 2345, 1].</text:span></text:p>
      <text:p text:style-name="P18" loext:marker-style-name="T1"><text:span text:style-name="T1">Для ввода </text:span><text:span text:style-name="T6">нужно</text:span><text:span text:style-name="T1"> уметь преобразовать число, записанное с помощью строки, в массив цифр, при этом не учитывая незначащие нули. Для вывода </text:span><text:span text:style-name="T6">нужно</text:span><text:span text:style-name="T1"> производить обратное действие, при этом правильно выводить значащие нули.</text:span></text:p>
      <text:p text:style-name="P18" loext:marker-style-name="T1"><text:span text:style-name="T1">Сложение и вычитание реализуем наиболее простым способ — в столбик. Их сложность <text:s/></text:span><text:span text:style-name="T5">O(max(n,m)), где n — количество разрядов первого числа, m — количество разрядов второго числа (в случае вычитания в качестве первого числа всегда выступает большее число).</text:span></text:p>
      <text:p text:style-name="P19" loext:marker-style-name="T1"><text:span text:style-name="T5">Существуют различные быстрые алгоритмы умножения, но часто хватает и базового умножения в столбик. Его и реализуем. Сложность O(n * m), что приблизительно равняется O(n^2).</text:span></text:p>
      <text:p text:style-name="P20" loext:marker-style-name="T1"><text:span text:style-name="T6">К </text:span><text:span text:style-name="T1">делению </text:span><text:span text:style-name="T6">надо подходить аккуратно, потому что при делении</text:span><text:span text:style-name="T1"> в столбик </text:span><text:span text:style-name="T6">требуется быстро определять наибольшее число, на которое можно разделить текущий остаток на делитель. Поэтому для эффективной реализации будем использовать бинарный поиск такого числа. Оценка сложности составляет O(n * m * log</text:span><text:span text:style-name="T7">_2</text:span><text:span text:style-name="T6">(MAX_DIGIT)).</text:span></text:p>
      <text:p text:style-name="P21" loext:marker-style-name="T1"><text:span text:style-name="T1">Для возведения числа в степень воспользуемся алгоритмом бинарного возведения, который основывается на представлении показателя степени как суммы степеней двойки. </text:span><text:span text:style-name="T7">Итоговую сложность можно оценить как O(n^2*p^2*log_2(p)), где p — показатель степени.</text:span></text:p>
      <text:p text:style-name="P22" loext:marker-style-name="T1"><text:span text:style-name="T7">Операции сравнения </text:span><text:span text:style-name="T8">(&lt;, =, &gt;) весьма элементарны, они осуществляются поэлементно внутреннего представления чисел. С</text:span><text:span text:style-name="T9">ложность <text:s/></text:span><text:span text:style-name="T5">O(max(n,m)).</text:span></text:p>
      <text:p text:style-name="P15" loext:marker-style-name="T1"><text:span text:style-name="T1"/></text:p>
      <text:p text:style-name="P12" loext:marker-style-name="T1"><text:span text:style-name="T1">Исходный код </text:span></text:p>
      <text:p text:style-name="P17" loext:marker-style-name="T1">#include &lt;iostream&gt;</text:p>
      <text:p text:style-name="P17" loext:marker-style-name="T1">#include &lt;vector&gt;</text:p>
      <text:p text:style-name="P17" loext:marker-style-name="T1">#include &lt;algorithm&gt;</text:p>
      <text:p text:style-name="P17" loext:marker-style-name="T1">#include &lt;iomanip&gt;</text:p>
      <text:p text:style-name="P17" loext:marker-style-name="T1">#include &lt;numeric&gt;</text:p>
      <text:p text:style-name="P17" loext:marker-style-name="T1"/>
      <text:p text:style-name="P17" loext:marker-style-name="T1">class BigInt {</text:p>
      <text:p text:style-name="P17" loext:marker-style-name="T1">private:</text:p>
      <text:p text:style-name="P17" loext:marker-style-name="T1"><text:s text:c="4"/>const static int DIGIT_LENGTH = 4;</text:p>
      <text:p text:style-name="P17" loext:marker-style-name="T1"><text:soft-page-break/><text:s text:c="4"/>const static int MAX_DIGIT = 1e4;</text:p>
      <text:p text:style-name="P17" loext:marker-style-name="T1"/>
      <text:p text:style-name="P17" loext:marker-style-name="T1"><text:s text:c="4"/>std::vector&lt;int&gt; digits;</text:p>
      <text:p text:style-name="P17" loext:marker-style-name="T1"/>
      <text:p text:style-name="P17" loext:marker-style-name="T1"><text:s text:c="4"/>void RemoveLeadingZeros();</text:p>
      <text:p text:style-name="P17" loext:marker-style-name="T1"/>
      <text:p text:style-name="P17" loext:marker-style-name="T1">public:</text:p>
      <text:p text:style-name="P17" loext:marker-style-name="T1"><text:s text:c="4"/>BigInt();</text:p>
      <text:p text:style-name="P17" loext:marker-style-name="T1"><text:s text:c="4"/>BigInt(const size_t&amp; size);</text:p>
      <text:p text:style-name="P17" loext:marker-style-name="T1"><text:s text:c="4"/>BigInt(const std::string&amp; str);</text:p>
      <text:p text:style-name="P17" loext:marker-style-name="T1"/>
      <text:p text:style-name="P17" loext:marker-style-name="T1"><text:s text:c="4"/>BigInt operator+(const BigInt&amp; other) const;</text:p>
      <text:p text:style-name="P17" loext:marker-style-name="T1"><text:s text:c="4"/>BigInt operator-(const BigInt&amp; other) const;</text:p>
      <text:p text:style-name="P17" loext:marker-style-name="T1"><text:s text:c="4"/>BigInt operator*(const BigInt&amp; other) const;</text:p>
      <text:p text:style-name="P17" loext:marker-style-name="T1"><text:s text:c="4"/>BigInt operator^(const BigInt&amp; other) const;</text:p>
      <text:p text:style-name="P17" loext:marker-style-name="T1"><text:s text:c="4"/>BigInt operator/(const BigInt&amp; other) const;</text:p>
      <text:p text:style-name="P17" loext:marker-style-name="T1"><text:s text:c="4"/></text:p>
      <text:p text:style-name="P17" loext:marker-style-name="T1"><text:s text:c="4"/>bool operator&lt;(const BigInt&amp; other) const;</text:p>
      <text:p text:style-name="P17" loext:marker-style-name="T1"><text:s text:c="4"/>bool operator&gt;(const BigInt&amp; other) const;</text:p>
      <text:p text:style-name="P17" loext:marker-style-name="T1"><text:s text:c="4"/>bool operator==(const BigInt&amp; other) const;</text:p>
      <text:p text:style-name="P17" loext:marker-style-name="T1"><text:s text:c="4"/>bool operator&lt;=(const BigInt&amp; other) const;</text:p>
      <text:p text:style-name="P17" loext:marker-style-name="T1"><text:s text:c="4"/>bool operator&gt;=(const BigInt&amp; other) const;</text:p>
      <text:p text:style-name="P17" loext:marker-style-name="T1"/>
      <text:p text:style-name="P17" loext:marker-style-name="T1"><text:s text:c="4"/>friend std::ostream&amp; operator&lt;&lt; (std::ostream&amp; os, const BigInt&amp; number);</text:p>
      <text:p text:style-name="P17" loext:marker-style-name="T1"><text:s text:c="4"/>friend std::istream&amp; operator&gt;&gt; (std::istream&amp; is, BigInt&amp; number);</text:p>
      <text:p text:style-name="P17" loext:marker-style-name="T1">};</text:p>
      <text:p text:style-name="P17" loext:marker-style-name="T1"/>
      <text:p text:style-name="P17" loext:marker-style-name="T1">BigInt::BigInt() : digits(1, 0) {};</text:p>
      <text:p text:style-name="P17" loext:marker-style-name="T1"/>
      <text:p text:style-name="P17" loext:marker-style-name="T1">BigInt::BigInt(const size_t&amp; size) : digits(size, 0) {}</text:p>
      <text:p text:style-name="P17" loext:marker-style-name="T1"/>
      <text:p text:style-name="P17" loext:marker-style-name="T1">BigInt::BigInt(const std::string&amp; str) {</text:p>
      <text:p text:style-name="P17" loext:marker-style-name="T1"><text:s text:c="4"/>size_t start = str.size();</text:p>
      <text:p text:style-name="P17" loext:marker-style-name="T1"><text:s text:c="4"/>while (start &gt; 0) {</text:p>
      <text:p text:style-name="P17" loext:marker-style-name="T1"><text:s text:c="8"/>size_t len = std::min(static_cast&lt;size_t&gt;(DIGIT_LENGTH), start);</text:p>
      <text:p text:style-name="P17" loext:marker-style-name="T1"><text:s text:c="8"/>digits.push_back(std::stoi(str.substr(start - len, len)));</text:p>
      <text:p text:style-name="P17" loext:marker-style-name="T1"><text:s text:c="8"/>start -= len;</text:p>
      <text:p text:style-name="P17" loext:marker-style-name="T1"><text:s text:c="4"/>}</text:p>
      <text:p text:style-name="P17" loext:marker-style-name="T1">}</text:p>
      <text:p text:style-name="P17" loext:marker-style-name="T1"/>
      <text:p text:style-name="P17" loext:marker-style-name="T1">void BigInt::RemoveLeadingZeros() {</text:p>
      <text:p text:style-name="P17" loext:marker-style-name="T1"><text:s text:c="4"/>while (digits.size() &gt; 1 &amp;&amp; digits.back() == 0) {</text:p>
      <text:p text:style-name="P17" loext:marker-style-name="T1"><text:s text:c="8"/>digits.pop_back();</text:p>
      <text:p text:style-name="P17" loext:marker-style-name="T1"><text:s text:c="4"/>}</text:p>
      <text:p text:style-name="P17" loext:marker-style-name="T1">}</text:p>
      <text:p text:style-name="P17" loext:marker-style-name="T1"/>
      <text:p text:style-name="P17" loext:marker-style-name="T1">BigInt BigInt::operator+(const BigInt&amp; other) const {</text:p>
      <text:p text:style-name="P17" loext:marker-style-name="T1"><text:s text:c="4"/>BigInt result(std::max(digits.size(), other.digits.size()) + 1);</text:p>
      <text:p text:style-name="P17" loext:marker-style-name="T1"><text:soft-page-break/><text:s text:c="4"/>int carry = 0;</text:p>
      <text:p text:style-name="P17" loext:marker-style-name="T1"/>
      <text:p text:style-name="P17" loext:marker-style-name="T1"><text:s text:c="4"/>for (size_t i = 0; i &lt; result.digits.size() || carry; ++i) {</text:p>
      <text:p text:style-name="P17" loext:marker-style-name="T1"><text:s text:c="8"/>int this_digit = i &lt; digits.size() ? digits[i] : 0;</text:p>
      <text:p text:style-name="P17" loext:marker-style-name="T1"><text:s text:c="8"/>int other_digit = i &lt; other.digits.size() ? other.digits[i] : 0;</text:p>
      <text:p text:style-name="P17" loext:marker-style-name="T1"/>
      <text:p text:style-name="P17" loext:marker-style-name="T1"><text:s text:c="8"/>int sum = this_digit + other_digit + carry;</text:p>
      <text:p text:style-name="P17" loext:marker-style-name="T1"><text:s text:c="8"/>carry = sum / MAX_DIGIT;</text:p>
      <text:p text:style-name="P17" loext:marker-style-name="T1"><text:s text:c="8"/>result.digits[i] = sum % MAX_DIGIT;</text:p>
      <text:p text:style-name="P17" loext:marker-style-name="T1"><text:s text:c="4"/>}</text:p>
      <text:p text:style-name="P17" loext:marker-style-name="T1"/>
      <text:p text:style-name="P17" loext:marker-style-name="T1"><text:s text:c="4"/>result.RemoveLeadingZeros();</text:p>
      <text:p text:style-name="P17" loext:marker-style-name="T1"><text:s text:c="4"/>return result;</text:p>
      <text:p text:style-name="P17" loext:marker-style-name="T1">}</text:p>
      <text:p text:style-name="P17" loext:marker-style-name="T1"/>
      <text:p text:style-name="P17" loext:marker-style-name="T1">BigInt BigInt::operator-(const BigInt&amp; other) const {</text:p>
      <text:p text:style-name="P17" loext:marker-style-name="T1"><text:s text:c="4"/>BigInt result(digits.size());</text:p>
      <text:p text:style-name="P17" loext:marker-style-name="T1"><text:s text:c="4"/>int borrow = 0;</text:p>
      <text:p text:style-name="P17" loext:marker-style-name="T1"/>
      <text:p text:style-name="P17" loext:marker-style-name="T1"><text:s text:c="4"/>for (size_t i = 0; i &lt; result.digits.size(); ++i) {</text:p>
      <text:p text:style-name="P17" loext:marker-style-name="T1"><text:s text:c="8"/>int this_digit = digits[i];</text:p>
      <text:p text:style-name="P17" loext:marker-style-name="T1"><text:s text:c="8"/>int other_digit = i &lt; other.digits.size() ? other.digits[i] : 0;</text:p>
      <text:p text:style-name="P17" loext:marker-style-name="T1"/>
      <text:p text:style-name="P17" loext:marker-style-name="T1"><text:s text:c="8"/>int diff = this_digit - other_digit - borrow;</text:p>
      <text:p text:style-name="P17" loext:marker-style-name="T1"/>
      <text:p text:style-name="P17" loext:marker-style-name="T1"><text:s text:c="8"/>if (diff &lt; 0) {</text:p>
      <text:p text:style-name="P17" loext:marker-style-name="T1"><text:s text:c="12"/>diff += MAX_DIGIT;</text:p>
      <text:p text:style-name="P17" loext:marker-style-name="T1"><text:s text:c="12"/>borrow = 1;</text:p>
      <text:p text:style-name="P17" loext:marker-style-name="T1"><text:s text:c="8"/>}</text:p>
      <text:p text:style-name="P17" loext:marker-style-name="T1"><text:s text:c="8"/>else {</text:p>
      <text:p text:style-name="P17" loext:marker-style-name="T1"><text:s text:c="12"/>borrow = 0;</text:p>
      <text:p text:style-name="P17" loext:marker-style-name="T1"><text:s text:c="8"/>}</text:p>
      <text:p text:style-name="P17" loext:marker-style-name="T1"><text:s text:c="8"/>result.digits[i] = diff;</text:p>
      <text:p text:style-name="P17" loext:marker-style-name="T1"><text:s text:c="4"/>}</text:p>
      <text:p text:style-name="P17" loext:marker-style-name="T1"/>
      <text:p text:style-name="P17" loext:marker-style-name="T1"><text:s text:c="4"/>result.RemoveLeadingZeros();</text:p>
      <text:p text:style-name="P17" loext:marker-style-name="T1"><text:s text:c="4"/>return result;</text:p>
      <text:p text:style-name="P17" loext:marker-style-name="T1">}</text:p>
      <text:p text:style-name="P17" loext:marker-style-name="T1"/>
      <text:p text:style-name="P17" loext:marker-style-name="T1">BigInt BigInt::operator*(const BigInt&amp; other) const {</text:p>
      <text:p text:style-name="P17" loext:marker-style-name="T1"><text:s text:c="4"/>BigInt result(digits.size() + other.digits.size());</text:p>
      <text:p text:style-name="P17" loext:marker-style-name="T1"/>
      <text:p text:style-name="P17" loext:marker-style-name="T1"><text:s text:c="4"/>for (size_t i = 0; i &lt; digits.size(); ++i) {</text:p>
      <text:p text:style-name="P17" loext:marker-style-name="T1"><text:s text:c="8"/>long long carry = 0;</text:p>
      <text:p text:style-name="P17" loext:marker-style-name="T1"><text:s text:c="8"/>for (size_t j = 0; j &lt; other.digits.size() || carry; ++j) {</text:p>
      <text:p text:style-name="P17" loext:marker-style-name="T1"><text:s text:c="12"/>long long product = result.digits[i + j] +</text:p>
      <text:p text:style-name="P17" loext:marker-style-name="T1"><text:s text:c="32"/>carry +</text:p>
      <text:p text:style-name="P17" loext:marker-style-name="T1"><text:s text:c="32"/>static_cast&lt;long long&gt;(digits[i]) * (j &lt; other.digits.size() ? other.digits[j] : 0);</text:p>
      <text:p text:style-name="P17" loext:marker-style-name="T1"><text:soft-page-break/></text:p>
      <text:p text:style-name="P17" loext:marker-style-name="T1"><text:s text:c="12"/>result.digits[i + j] = product % MAX_DIGIT;</text:p>
      <text:p text:style-name="P17" loext:marker-style-name="T1"><text:s text:c="12"/>carry = product / MAX_DIGIT;</text:p>
      <text:p text:style-name="P17" loext:marker-style-name="T1"><text:s text:c="8"/>}</text:p>
      <text:p text:style-name="P17" loext:marker-style-name="T1"><text:s text:c="4"/>}</text:p>
      <text:p text:style-name="P17" loext:marker-style-name="T1"/>
      <text:p text:style-name="P17" loext:marker-style-name="T1"><text:s text:c="4"/>result.RemoveLeadingZeros();</text:p>
      <text:p text:style-name="P17" loext:marker-style-name="T1"><text:s text:c="4"/>return result;</text:p>
      <text:p text:style-name="P17" loext:marker-style-name="T1">}</text:p>
      <text:p text:style-name="P17" loext:marker-style-name="T1"/>
      <text:p text:style-name="P17" loext:marker-style-name="T1">BigInt BigInt::operator^(const BigInt&amp; other) const {</text:p>
      <text:p text:style-name="P17" loext:marker-style-name="T1"><text:s text:c="4"/>BigInt result("1");</text:p>
      <text:p text:style-name="P17" loext:marker-style-name="T1"><text:s text:c="4"/>BigInt base = *this;</text:p>
      <text:p text:style-name="P17" loext:marker-style-name="T1"><text:s text:c="4"/>BigInt exp = other;</text:p>
      <text:p text:style-name="P17" loext:marker-style-name="T1"/>
      <text:p text:style-name="P17" loext:marker-style-name="T1"><text:s text:c="4"/>while (exp &gt; BigInt("0")) {</text:p>
      <text:p text:style-name="P17" loext:marker-style-name="T1"><text:s text:c="8"/>if ((exp.digits[0] % 2) == 1) {</text:p>
      <text:p text:style-name="P17" loext:marker-style-name="T1"><text:s text:c="12"/>result = result * base;</text:p>
      <text:p text:style-name="P17" loext:marker-style-name="T1"><text:s text:c="8"/>}</text:p>
      <text:p text:style-name="P17" loext:marker-style-name="T1"><text:s text:c="8"/>base = base * base;</text:p>
      <text:p text:style-name="P17" loext:marker-style-name="T1"><text:s text:c="8"/>exp = exp / BigInt("2");</text:p>
      <text:p text:style-name="P17" loext:marker-style-name="T1"><text:s text:c="4"/>}</text:p>
      <text:p text:style-name="P17" loext:marker-style-name="T1"/>
      <text:p text:style-name="P17" loext:marker-style-name="T1"><text:s text:c="4"/>result.RemoveLeadingZeros();</text:p>
      <text:p text:style-name="P17" loext:marker-style-name="T1"><text:s text:c="4"/>return result;</text:p>
      <text:p text:style-name="P17" loext:marker-style-name="T1">}</text:p>
      <text:p text:style-name="P17" loext:marker-style-name="T1"/>
      <text:p text:style-name="P17" loext:marker-style-name="T1">BigInt BigInt::operator/(const BigInt &amp;other) const {</text:p>
      <text:p text:style-name="P17" loext:marker-style-name="T1"><text:s text:c="4"/>BigInt dividend = *this;</text:p>
      <text:p text:style-name="P17" loext:marker-style-name="T1"><text:s text:c="4"/>BigInt divisor = other;</text:p>
      <text:p text:style-name="P17" loext:marker-style-name="T1"><text:s text:c="4"/>BigInt result(dividend.digits.size());</text:p>
      <text:p text:style-name="P17" loext:marker-style-name="T1"><text:s text:c="4"/>BigInt current;</text:p>
      <text:p text:style-name="P17" loext:marker-style-name="T1"/>
      <text:p text:style-name="P17" loext:marker-style-name="T1"><text:s text:c="4"/>for (size_t i = dividend.digits.size(); i &gt; 0; --i) {</text:p>
      <text:p text:style-name="P17" loext:marker-style-name="T1"><text:s text:c="8"/>current.digits.insert(current.digits.begin(), dividend.digits[i - 1]);</text:p>
      <text:p text:style-name="P17" loext:marker-style-name="T1"><text:s text:c="8"/>current.RemoveLeadingZeros();</text:p>
      <text:p text:style-name="P17" loext:marker-style-name="T1"/>
      <text:p text:style-name="P17" loext:marker-style-name="T1"><text:s text:c="8"/>int low = 0, high = BigInt::MAX_DIGIT - 1;</text:p>
      <text:p text:style-name="P17" loext:marker-style-name="T1"><text:s text:c="8"/>int quotient = 0;</text:p>
      <text:p text:style-name="P17" loext:marker-style-name="T1"><text:s text:c="8"/>while (low &lt;= high) {</text:p>
      <text:p text:style-name="P17" loext:marker-style-name="T1"><text:s text:c="12"/>int mid = std::midpoint(low, high);</text:p>
      <text:p text:style-name="P17" loext:marker-style-name="T1"><text:s text:c="12"/>BigInt product = divisor * BigInt(std::to_string(mid));</text:p>
      <text:p text:style-name="P17" loext:marker-style-name="T1"><text:s text:c="12"/>if (product &lt;= current) {</text:p>
      <text:p text:style-name="P17" loext:marker-style-name="T1"><text:s text:c="16"/>quotient = mid;</text:p>
      <text:p text:style-name="P17" loext:marker-style-name="T1"><text:s text:c="16"/>low = mid + 1;</text:p>
      <text:p text:style-name="P17" loext:marker-style-name="T1"><text:s text:c="12"/>} else {</text:p>
      <text:p text:style-name="P17" loext:marker-style-name="T1"><text:s text:c="16"/>high = mid - 1;</text:p>
      <text:p text:style-name="P17" loext:marker-style-name="T1"><text:s text:c="12"/>}</text:p>
      <text:p text:style-name="P17" loext:marker-style-name="T1"><text:s text:c="8"/>}</text:p>
      <text:p text:style-name="P17" loext:marker-style-name="T1"/>
      <text:p text:style-name="P17" loext:marker-style-name="T1"><text:soft-page-break/><text:s text:c="8"/>current = current - (divisor * BigInt(std::to_string(quotient)));</text:p>
      <text:p text:style-name="P17" loext:marker-style-name="T1"/>
      <text:p text:style-name="P17" loext:marker-style-name="T1"><text:s text:c="8"/>result.digits[i - 1] = quotient;</text:p>
      <text:p text:style-name="P17" loext:marker-style-name="T1"><text:s text:c="4"/>}</text:p>
      <text:p text:style-name="P17" loext:marker-style-name="T1"/>
      <text:p text:style-name="P17" loext:marker-style-name="T1"><text:s text:c="4"/>result.RemoveLeadingZeros();</text:p>
      <text:p text:style-name="P17" loext:marker-style-name="T1"><text:s text:c="4"/>return result;</text:p>
      <text:p text:style-name="P17" loext:marker-style-name="T1">}</text:p>
      <text:p text:style-name="P17" loext:marker-style-name="T1"/>
      <text:p text:style-name="P17" loext:marker-style-name="T1"/>
      <text:p text:style-name="P17" loext:marker-style-name="T1">bool BigInt::operator&lt;(const BigInt&amp; other) const{</text:p>
      <text:p text:style-name="P17" loext:marker-style-name="T1"><text:s text:c="4"/>if (digits.size() != other.digits.size()) {</text:p>
      <text:p text:style-name="P17" loext:marker-style-name="T1"><text:s text:c="8"/>return digits.size() &lt; other.digits.size();</text:p>
      <text:p text:style-name="P17" loext:marker-style-name="T1"><text:s text:c="4"/>}</text:p>
      <text:p text:style-name="P17" loext:marker-style-name="T1"/>
      <text:p text:style-name="P17" loext:marker-style-name="T1"><text:s text:c="4"/>for (size_t i = digits.size(); i &gt; 0; --i) {</text:p>
      <text:p text:style-name="P17" loext:marker-style-name="T1"><text:s text:c="8"/>if (digits[i - 1] != other.digits[i - 1]) {</text:p>
      <text:p text:style-name="P17" loext:marker-style-name="T1"><text:s text:c="12"/>return digits[i - 1] &lt; other.digits[i - 1];</text:p>
      <text:p text:style-name="P17" loext:marker-style-name="T1"><text:s text:c="8"/>}</text:p>
      <text:p text:style-name="P17" loext:marker-style-name="T1"><text:s text:c="4"/>}</text:p>
      <text:p text:style-name="P17" loext:marker-style-name="T1"/>
      <text:p text:style-name="P17" loext:marker-style-name="T1"><text:s text:c="4"/>return false;</text:p>
      <text:p text:style-name="P17" loext:marker-style-name="T1">}</text:p>
      <text:p text:style-name="P17" loext:marker-style-name="T1"/>
      <text:p text:style-name="P17" loext:marker-style-name="T1">bool BigInt::operator&gt;(const BigInt&amp; other) const{</text:p>
      <text:p text:style-name="P17" loext:marker-style-name="T1"><text:s text:c="4"/>return other &lt; *this;</text:p>
      <text:p text:style-name="P17" loext:marker-style-name="T1">}</text:p>
      <text:p text:style-name="P17" loext:marker-style-name="T1"/>
      <text:p text:style-name="P17" loext:marker-style-name="T1">bool BigInt::operator==(const BigInt&amp; other) const{</text:p>
      <text:p text:style-name="P17" loext:marker-style-name="T1"><text:s text:c="4"/>return digits == other.digits;</text:p>
      <text:p text:style-name="P17" loext:marker-style-name="T1">}</text:p>
      <text:p text:style-name="P17" loext:marker-style-name="T1"/>
      <text:p text:style-name="P17" loext:marker-style-name="T1">bool BigInt::operator&lt;=(const BigInt&amp; other) const{</text:p>
      <text:p text:style-name="P17" loext:marker-style-name="T1"><text:s text:c="4"/>return !(*this &gt; other);</text:p>
      <text:p text:style-name="P17" loext:marker-style-name="T1">}</text:p>
      <text:p text:style-name="P17" loext:marker-style-name="T1"/>
      <text:p text:style-name="P17" loext:marker-style-name="T1">bool BigInt::operator&gt;=(const BigInt&amp; other) const{</text:p>
      <text:p text:style-name="P17" loext:marker-style-name="T1"><text:s text:c="4"/>return !(*this &lt; other);</text:p>
      <text:p text:style-name="P17" loext:marker-style-name="T1">}</text:p>
      <text:p text:style-name="P17" loext:marker-style-name="T1"/>
      <text:p text:style-name="P17" loext:marker-style-name="T1">std::ostream&amp; operator&lt;&lt; (std::ostream&amp; os, const BigInt&amp; number) {</text:p>
      <text:p text:style-name="P17" loext:marker-style-name="T1"><text:s text:c="5"/>if (number.digits.empty()) {</text:p>
      <text:p text:style-name="P17" loext:marker-style-name="T1"><text:s text:c="8"/>os &lt;&lt; "0";</text:p>
      <text:p text:style-name="P17" loext:marker-style-name="T1"><text:s text:c="8"/>return os;</text:p>
      <text:p text:style-name="P17" loext:marker-style-name="T1"><text:s text:c="4"/>}</text:p>
      <text:p text:style-name="P17" loext:marker-style-name="T1"/>
      <text:p text:style-name="P17" loext:marker-style-name="T1"><text:s text:c="4"/>os &lt;&lt; number.digits.back();</text:p>
      <text:p text:style-name="P17" loext:marker-style-name="T1"/>
      <text:p text:style-name="P17" loext:marker-style-name="T1"><text:s text:c="4"/>for (size_t i = number.digits.size() - 1; i &gt; 0; --i) {</text:p>
      <text:p text:style-name="P17" loext:marker-style-name="T1"><text:soft-page-break/><text:s text:c="8"/>os &lt;&lt; std::setw(BigInt::DIGIT_LENGTH) &lt;&lt; std::setfill('0') &lt;&lt; number.digits[i - 1];</text:p>
      <text:p text:style-name="P17" loext:marker-style-name="T1"><text:s text:c="4"/>}</text:p>
      <text:p text:style-name="P17" loext:marker-style-name="T1"/>
      <text:p text:style-name="P17" loext:marker-style-name="T1"><text:s text:c="4"/>return os;</text:p>
      <text:p text:style-name="P17" loext:marker-style-name="T1">}</text:p>
      <text:p text:style-name="P17" loext:marker-style-name="T1"/>
      <text:p text:style-name="P17" loext:marker-style-name="T1">std::istream&amp; operator&gt;&gt; (std::istream&amp; is, BigInt&amp; number) {</text:p>
      <text:p text:style-name="P17" loext:marker-style-name="T1"><text:s text:c="4"/>std::string input;</text:p>
      <text:p text:style-name="P17" loext:marker-style-name="T1"><text:s text:c="4"/>is &gt;&gt; input;</text:p>
      <text:p text:style-name="P17" loext:marker-style-name="T1"><text:s text:c="4"/></text:p>
      <text:p text:style-name="P17" loext:marker-style-name="T1"><text:s text:c="4"/>number = BigInt(input);</text:p>
      <text:p text:style-name="P17" loext:marker-style-name="T1"><text:s text:c="4"/>number.RemoveLeadingZeros();</text:p>
      <text:p text:style-name="P17" loext:marker-style-name="T1"/>
      <text:p text:style-name="P17" loext:marker-style-name="T1"><text:s text:c="4"/>return is;</text:p>
      <text:p text:style-name="P17" loext:marker-style-name="T1">}</text:p>
      <text:p text:style-name="P17" loext:marker-style-name="T1"/>
      <text:p text:style-name="P17" loext:marker-style-name="T1">int main() {</text:p>
      <text:p text:style-name="P17" loext:marker-style-name="T1"><text:s text:c="4"/>std::ios::sync_with_stdio(false);</text:p>
      <text:p text:style-name="P17" loext:marker-style-name="T1"><text:s text:c="4"/>std::cin.tie(0);</text:p>
      <text:p text:style-name="P17" loext:marker-style-name="T1"><text:s text:c="4"/>std::cout.tie(0);</text:p>
      <text:p text:style-name="P17" loext:marker-style-name="T1"/>
      <text:p text:style-name="P17" loext:marker-style-name="T1"><text:s text:c="4"/>BigInt number1, number2;</text:p>
      <text:p text:style-name="P17" loext:marker-style-name="T1"><text:s text:c="4"/>char operation;</text:p>
      <text:p text:style-name="P17" loext:marker-style-name="T1"/>
      <text:p text:style-name="P17" loext:marker-style-name="T1"><text:s text:c="4"/>while (std::cin &gt;&gt; number1 &gt;&gt; number2 &gt;&gt; operation) {</text:p>
      <text:p text:style-name="P17" loext:marker-style-name="T1"><text:s text:c="4"/></text:p>
      <text:p text:style-name="P17" loext:marker-style-name="T1"><text:s text:c="8"/>if <text:s text:c="5"/>(operation == '+') {</text:p>
      <text:p text:style-name="P17" loext:marker-style-name="T1"><text:s text:c="16"/>BigInt res = number1 + number2;</text:p>
      <text:p text:style-name="P17" loext:marker-style-name="T1"><text:s text:c="16"/>std::cout &lt;&lt; res &lt;&lt; '\n';</text:p>
      <text:p text:style-name="P17" loext:marker-style-name="T1"><text:s text:c="8"/>}</text:p>
      <text:p text:style-name="P17" loext:marker-style-name="T1"><text:s text:c="8"/>else if (operation == '-') {</text:p>
      <text:p text:style-name="P17" loext:marker-style-name="T1"><text:s text:c="12"/>if (number1 &lt; number2) {std::cout &lt;&lt; "Error\n";}</text:p>
      <text:p text:style-name="P17" loext:marker-style-name="T1"><text:s text:c="12"/>else {</text:p>
      <text:p text:style-name="P17" loext:marker-style-name="T1"><text:s text:c="16"/>BigInt res = number1 - number2;</text:p>
      <text:p text:style-name="P17" loext:marker-style-name="T1"><text:s text:c="16"/>std::cout &lt;&lt; res &lt;&lt; '\n';</text:p>
      <text:p text:style-name="P17" loext:marker-style-name="T1"><text:s text:c="12"/>}</text:p>
      <text:p text:style-name="P17" loext:marker-style-name="T1"><text:s text:c="8"/>}</text:p>
      <text:p text:style-name="P17" loext:marker-style-name="T1"><text:s text:c="8"/>else if (operation == '*') {</text:p>
      <text:p text:style-name="P17" loext:marker-style-name="T1"><text:s text:c="16"/>BigInt res = number1 * number2;</text:p>
      <text:p text:style-name="P17" loext:marker-style-name="T1"><text:s text:c="16"/>std::cout &lt;&lt; res &lt;&lt; '\n';</text:p>
      <text:p text:style-name="P17" loext:marker-style-name="T1"><text:s text:c="8"/>}</text:p>
      <text:p text:style-name="P17" loext:marker-style-name="T1"><text:s text:c="8"/>else if (operation == '^') { <text:s text:c="2"/></text:p>
      <text:p text:style-name="P17" loext:marker-style-name="T1"><text:s text:c="12"/>if (number1 == BigInt("0") and number2 == BigInt("0")) {std::cout &lt;&lt; "Error\n";}</text:p>
      <text:p text:style-name="P17" loext:marker-style-name="T1"><text:s text:c="12"/>else{std::cout &lt;&lt; (number1 ^ number2) &lt;&lt; '\n';}</text:p>
      <text:p text:style-name="P17" loext:marker-style-name="T1"><text:s text:c="8"/>}</text:p>
      <text:p text:style-name="P17" loext:marker-style-name="T1"><text:s text:c="8"/>else if (operation == '/') {</text:p>
      <text:p text:style-name="P17" loext:marker-style-name="T1"><text:s text:c="12"/>if (number2 == BigInt("0")) {std::cout &lt;&lt; "Error\n";}</text:p>
      <text:p text:style-name="P17" loext:marker-style-name="T1"><text:s text:c="12"/>else {</text:p>
      <text:p text:style-name="P17" loext:marker-style-name="T1"><text:s text:c="16"/>BigInt res = number1 / number2;</text:p>
      <text:p text:style-name="P17" loext:marker-style-name="T1"><text:s text:c="16"/>std::cout &lt;&lt; res &lt;&lt; '\n';</text:p>
      <text:p text:style-name="P17" loext:marker-style-name="T1"><text:soft-page-break/><text:s text:c="12"/>}</text:p>
      <text:p text:style-name="P17" loext:marker-style-name="T1"><text:s text:c="8"/>}</text:p>
      <text:p text:style-name="P17" loext:marker-style-name="T1"><text:s text:c="8"/>else if (operation == '&lt;') {</text:p>
      <text:p text:style-name="P17" loext:marker-style-name="T1"><text:s text:c="12"/>if (number1 &lt; number2) <text:s/>{std::cout &lt;&lt; "true\n";} else {std::cout &lt;&lt; "false\n";}</text:p>
      <text:p text:style-name="P17" loext:marker-style-name="T1"><text:s text:c="8"/>}</text:p>
      <text:p text:style-name="P17" loext:marker-style-name="T1"><text:s text:c="8"/>else if (operation == '&gt;') {</text:p>
      <text:p text:style-name="P17" loext:marker-style-name="T1"><text:s text:c="12"/>if (number1 &gt; number2) <text:s/>{std::cout &lt;&lt; "true\n";} else {std::cout &lt;&lt; "false\n";}</text:p>
      <text:p text:style-name="P17" loext:marker-style-name="T1"><text:s text:c="8"/>}</text:p>
      <text:p text:style-name="P17" loext:marker-style-name="T1"><text:s text:c="8"/>else if (operation == '=') {</text:p>
      <text:p text:style-name="P17" loext:marker-style-name="T1"><text:s text:c="12"/>if (number1 == number2) {std::cout &lt;&lt; "true\n";} else {std::cout &lt;&lt; "false\n";}</text:p>
      <text:p text:style-name="P17" loext:marker-style-name="T1"><text:s text:c="8"/>}</text:p>
      <text:p text:style-name="P17" loext:marker-style-name="T1"><text:s text:c="4"/>}</text:p>
      <text:p text:style-name="P17" loext:marker-style-name="T1"/>
      <text:p text:style-name="P17" loext:marker-style-name="T1"><text:s text:c="4"/>return 0;</text:p>
      <text:p text:style-name="P17" loext:marker-style-name="T1">}</text:p>
      <text:p text:style-name="P17" loext:marker-style-name="T1"/>
      <text:p text:style-name="P12" loext:marker-style-name="T1"><text:span text:style-name="T1">Тесты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6">Номер теста</text:p>
          </table:table-cell>
          <table:table-cell table:style-name="Таблица1.A1" office:value-type="string">
            <text:p text:style-name="P26">Ввод</text:p>
          </table:table-cell>
          <table:table-cell table:style-name="Таблица1.C1" office:value-type="string">
            <text:p text:style-name="P26">Вывод</text:p>
          </table:table-cell>
        </table:table-row>
        <table:table-row>
          <table:table-cell table:style-name="Таблица1.A2" office:value-type="string">
            <text:p text:style-name="P26">1</text:p>
          </table:table-cell>
          <table:table-cell table:style-name="Таблица1.A2" office:value-type="string">
            <text:p text:style-name="P24">123</text:p>
            <text:p text:style-name="P24">456</text:p>
            <text:p text:style-name="P24">+</text:p>
            <text:p text:style-name="P24">14667788</text:p>
            <text:p text:style-name="P24">1344</text:p>
            <text:p text:style-name="P24">+</text:p>
            <text:p text:style-name="P24">4200000000000</text:p>
            <text:p text:style-name="P24">17000001</text:p>
            <text:p text:style-name="P24">+</text:p>
            <text:p text:style-name="P24">12345600000000000000000000000000000000000000000000000000</text:p>
            <text:p text:style-name="P24">654321</text:p>
            <text:p text:style-name="P24">+</text:p>
            <text:p text:style-name="P24">12345678900000</text:p>
            <text:p text:style-name="P24">0</text:p>
            <text:p text:style-name="P24">+</text:p>
          </table:table-cell>
          <table:table-cell table:style-name="Таблица1.C2" office:value-type="string">
            <text:p text:style-name="P23">579</text:p>
            <text:p text:style-name="P23">14669132</text:p>
            <text:p text:style-name="P23">4200017000001</text:p>
            <text:p text:style-name="P23">12345600000000000000000000000000000000000000000000654321</text:p>
            <text:p text:style-name="P23">12345678900000</text:p>
          </table:table-cell>
        </table:table-row>
        <table:table-row>
          <table:table-cell table:style-name="Таблица1.A2" office:value-type="string">
            <text:p text:style-name="P25">2</text:p>
          </table:table-cell>
          <table:table-cell table:style-name="Таблица1.A2" office:value-type="string">
            <text:p text:style-name="P23">15345</text:p>
            <text:p text:style-name="P23">45</text:p>
            <text:p text:style-name="P23">-</text:p>
            <text:p text:style-name="P23">12</text:p>
            <text:p text:style-name="P23">12467</text:p>
            <text:p text:style-name="P23">-</text:p>
            <text:p text:style-name="P23">1324354657687765433999999999</text:p>
            <text:p text:style-name="P23"><text:soft-page-break/>35769984838</text:p>
            <text:p text:style-name="P23">-</text:p>
            <text:p text:style-name="P23">145</text:p>
            <text:p text:style-name="P23">145</text:p>
            <text:p text:style-name="P23">-</text:p>
            <text:p text:style-name="P23">12345678900000</text:p>
            <text:p text:style-name="P23">0</text:p>
            <text:p text:style-name="P23">-</text:p>
          </table:table-cell>
          <table:table-cell table:style-name="Таблица1.C2" office:value-type="string">
            <text:p text:style-name="P23">15300</text:p>
            <text:p text:style-name="P23">Error</text:p>
            <text:p text:style-name="P23">1324354657687765398230015161</text:p>
            <text:p text:style-name="P23">0</text:p>
            <text:p text:style-name="P23">12345678900000</text:p>
          </table:table-cell>
        </table:table-row>
        <table:table-row>
          <table:table-cell table:style-name="Таблица1.A2" office:value-type="string">
            <text:p text:style-name="P25">3</text:p>
          </table:table-cell>
          <table:table-cell table:style-name="Таблица1.A2" office:value-type="string">
            <text:p text:style-name="P24">2</text:p>
            <text:p text:style-name="P24">5</text:p>
            <text:p text:style-name="P24">*</text:p>
            <text:p text:style-name="P24">1234586878</text:p>
            <text:p text:style-name="P24">1</text:p>
            <text:p text:style-name="P24">*</text:p>
            <text:p text:style-name="P24">145466787678</text:p>
            <text:p text:style-name="P24">0</text:p>
            <text:p text:style-name="P24">*</text:p>
            <text:p text:style-name="P24">123456789</text:p>
            <text:p text:style-name="P24">987654321</text:p>
            <text:p text:style-name="P24">*</text:p>
            <text:p text:style-name="P24">1234500000000000</text:p>
            <text:p text:style-name="P24">14</text:p>
            <text:p text:style-name="P24">*</text:p>
            <text:p text:style-name="P24">123450</text:p>
            <text:p text:style-name="P24">10000</text:p>
            <text:p text:style-name="P24">*</text:p>
          </table:table-cell>
          <table:table-cell table:style-name="Таблица1.C2" office:value-type="string">
            <text:p text:style-name="P23">10</text:p>
            <text:p text:style-name="P23">1234586878</text:p>
            <text:p text:style-name="P23">0</text:p>
            <text:p text:style-name="P23">121932631112635269</text:p>
            <text:p text:style-name="P23">17283000000000000</text:p>
            <text:p text:style-name="P23">1234500000</text:p>
          </table:table-cell>
        </table:table-row>
        <table:table-row>
          <table:table-cell table:style-name="Таблица1.A2" office:value-type="string">
            <text:p text:style-name="P27">4</text:p>
          </table:table-cell>
          <table:table-cell table:style-name="Таблица1.A2" office:value-type="string">
            <text:p text:style-name="P24">10</text:p>
            <text:p text:style-name="P24">5</text:p>
            <text:p text:style-name="P24">/</text:p>
            <text:p text:style-name="P24">1345678995455</text:p>
            <text:p text:style-name="P24">0</text:p>
            <text:p text:style-name="P24">/</text:p>
            <text:p text:style-name="P24">426868</text:p>
            <text:p text:style-name="P24">2</text:p>
            <text:p text:style-name="P24">/</text:p>
            <text:p text:style-name="P24">1589225586804</text:p>
            <text:p text:style-name="P24">12</text:p>
            <text:p text:style-name="P24">/</text:p>
          </table:table-cell>
          <table:table-cell table:style-name="Таблица1.C2" office:value-type="string">
            <text:p text:style-name="P23">2</text:p>
            <text:p text:style-name="P23">Error</text:p>
            <text:p text:style-name="P23">213434</text:p>
            <text:p text:style-name="P23">132435465567</text:p>
          </table:table-cell>
        </table:table-row>
        <table:table-row>
          <table:table-cell table:style-name="Таблица1.A2" office:value-type="string">
            <text:p text:style-name="P27">5</text:p>
          </table:table-cell>
          <table:table-cell table:style-name="Таблица1.A2" office:value-type="string">
            <text:p text:style-name="P24">3</text:p>
            <text:p text:style-name="P24">0</text:p>
            <text:p text:style-name="P24">^</text:p>
            <text:p text:style-name="P24">5</text:p>
            <text:p text:style-name="P24">2</text:p>
            <text:p text:style-name="P24"><text:soft-page-break/>^</text:p>
            <text:p text:style-name="P24">0</text:p>
            <text:p text:style-name="P24">0</text:p>
            <text:p text:style-name="P24">^</text:p>
            <text:p text:style-name="P24">2</text:p>
            <text:p text:style-name="P24">64</text:p>
            <text:p text:style-name="P24">^</text:p>
            <text:p text:style-name="P24">2</text:p>
            <text:p text:style-name="P24">100</text:p>
            <text:p text:style-name="P24">^</text:p>
            <text:p text:style-name="P24">0</text:p>
            <text:p text:style-name="P24">5</text:p>
            <text:p text:style-name="P24">^</text:p>
          </table:table-cell>
          <table:table-cell table:style-name="Таблица1.C2" office:value-type="string">
            <text:p text:style-name="P23">1</text:p>
            <text:p text:style-name="P23">25</text:p>
            <text:p text:style-name="P23">Error</text:p>
            <text:p text:style-name="P23">18446744073709551616</text:p>
            <text:p text:style-name="P23">1267650600228229401496703205376</text:p>
            <text:p text:style-name="P23"><text:soft-page-break/>0</text:p>
          </table:table-cell>
        </table:table-row>
        <table:table-row>
          <table:table-cell table:style-name="Таблица1.A2" office:value-type="string">
            <text:p text:style-name="P27">6</text:p>
          </table:table-cell>
          <table:table-cell table:style-name="Таблица1.A2" office:value-type="string">
            <text:p text:style-name="P24">123456</text:p>
            <text:p text:style-name="P24">12345678</text:p>
            <text:p text:style-name="P24">&lt;</text:p>
            <text:p text:style-name="P24">123456</text:p>
            <text:p text:style-name="P24">12345678</text:p>
            <text:p text:style-name="P24">=</text:p>
            <text:p text:style-name="P24">123456</text:p>
            <text:p text:style-name="P24">12345678</text:p>
            <text:p text:style-name="P24">&gt;</text:p>
            <text:p text:style-name="P24">1234</text:p>
            <text:p text:style-name="P24">1234</text:p>
            <text:p text:style-name="P24">=</text:p>
            <text:p text:style-name="P24">1234</text:p>
            <text:p text:style-name="P24">132456</text:p>
            <text:p text:style-name="P24">+</text:p>
            <text:p text:style-name="P24">987654</text:p>
            <text:p text:style-name="P24">13245</text:p>
            <text:p text:style-name="P24">-</text:p>
            <text:p text:style-name="P24">3456</text:p>
            <text:p text:style-name="P24">2345</text:p>
            <text:p text:style-name="P24">*</text:p>
            <text:p text:style-name="P24">24</text:p>
            <text:p text:style-name="P24">25</text:p>
            <text:p text:style-name="P24">^</text:p>
            <text:p text:style-name="P24">5640</text:p>
            <text:p text:style-name="P24">4</text:p>
            <text:p text:style-name="P24">/</text:p>
          </table:table-cell>
          <table:table-cell table:style-name="Таблица1.C2" office:value-type="string">
            <text:p text:style-name="P23">true</text:p>
            <text:p text:style-name="P23">false</text:p>
            <text:p text:style-name="P23">false</text:p>
            <text:p text:style-name="P23">true</text:p>
            <text:p text:style-name="P23">133690</text:p>
            <text:p text:style-name="P23">974409</text:p>
            <text:p text:style-name="P23">8104320</text:p>
            <text:p text:style-name="P23">32009658644406818986777955348250624</text:p>
            <text:p text:style-name="P23">1410</text:p>
          </table:table-cell>
        </table:table-row>
      </table:table>
      <text:p text:style-name="P15" loext:marker-style-name="T1"><text:span text:style-name="T1"/></text:p>
      <text:p text:style-name="P12" loext:marker-style-name="T1"><text:span text:style-name="T1">Выводы</text:span></text:p>
      <text:p text:style-name="P16" loext:marker-style-name="T1"><text:span text:style-name="T4">В ходе выполнения данной лабораторной работы я изучил, как представлять и эффективно хранить большие числа, значения которых превышают </text:span><text:soft-page-break/><text:span text:style-name="T10">стандартных</text:span><text:span text:style-name="T4"> целочисленных </text:span><text:span text:style-name="T10">типов данных.</text:span><text:span text:style-name="T4"> </text:span><text:span text:style-name="T10">Я </text:span><text:span text:style-name="T4">реализовал длинную арифметику </text:span><text:span text:style-name="T10">с основными арифметическими операциями.</text:span><text:span text:style-name="T4"> Также открыл для себя, что существуют различные варианты алгоритмов каких-то операций. <text:line-break/>Наиболее сложными оказались операции деления и возведения в степень. </text:span></text:p>
      <text:p text:style-name="P16" loext:marker-style-name="T1"><text:span text:style-name="T11">С точки зрения непосредственно программирования я получил удовольствие от написания кода в стиле ООП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, sans-serif"/>
    <style:font-face style:name="Consolas" svg:font-family="Consolas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andard_20__28_WW_29_" style:display-name="Standard (WW)" style:family="paragraph">
      <style:paragraph-properties fo:margin-top="0cm" fo:margin-bottom="0.282cm" style:contextual-spacing="false" fo:line-height="103%" fo:text-align="start" style:justify-single-word="false" fo:orphans="2" fo:widows="2" fo:hyphenation-ladder-count="no-limit" style:vertical-align="baseline" style:writing-mode="lr-tb"/>
      <style:text-properties style:language-asian="ru" style:country-asian="RU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14:27:27.368267113</meta:creation-date>
    <dc:date>2024-12-07T06:03:31.748053912</dc:date>
    <meta:editing-duration>PT59M</meta:editing-duration>
    <meta:editing-cycles>18</meta:editing-cycles>
    <meta:generator>LibreOffice/24.2.6.2$Linux_X86_64 LibreOffice_project/420$Build-2</meta:generator>
    <meta:document-statistic meta:table-count="1" meta:image-count="0" meta:object-count="0" meta:page-count="12" meta:paragraph-count="421" meta:word-count="1587" meta:character-count="12111" meta:non-whitespace-character-count="9628"/>
  </office:meta>
</office:document-meta>
</file>